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4" style:family="table">
      <style:table-properties style:width="6.4271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0.5368in"/>
    </style:style>
    <style:style style:name="Table4.B" style:family="table-column">
      <style:table-column-properties style:column-width="4.3069in"/>
    </style:style>
    <style:style style:name="Table4.C" style:family="table-column">
      <style:table-column-properties style:column-width="1.5833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middle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4.C1" style:family="table-cell">
      <style:table-cell-properties style:vertical-align="middle" fo:background-color="transparent" fo:padding="0.075in" fo:border="0.05pt solid #000000" style:writing-mode="lr-tb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style:vertical-align="middle" fo:background-color="transparent" fo:padding="0.075in" fo:border-left="0.05pt solid #000000" fo:border-right="none" fo:border-top="none" fo:border-bottom="0.05pt solid #000000" style:writing-mode="lr-tb">
        <style:background-image/>
      </style:table-cell-properties>
    </style:style>
    <style:style style:name="Table4.C2" style:family="table-cell">
      <style:table-cell-properties style:vertical-align="middle" fo:background-color="transparent" fo:padding="0.075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.3" style:family="table-row">
      <style:table-row-properties fo:keep-together="auto"/>
    </style:style>
    <style:style style:name="Table4.4" style:family="table-row">
      <style:table-row-properties fo:keep-together="auto"/>
    </style:style>
    <style:style style:name="Table2" style:family="table">
      <style:table-properties style:width="6.4271in" fo:margin-left="0.25in" table:align="left" style:writing-mode="lr-tb"/>
    </style:style>
    <style:style style:name="Table2.A" style:family="table-column">
      <style:table-column-properties style:column-width="5.7597in"/>
    </style:style>
    <style:style style:name="Table2.B" style:family="table-column">
      <style:table-column-properties style:column-width="0.6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75in" fo:border="none" style:writing-mode="lr-tb"/>
    </style:style>
    <style:style style:name="Table2.B1" style:family="table-cell">
      <style:table-cell-properties style:vertical-align="top" fo:padding="0.075in" fo:border="0.05pt solid #000000" style:writing-mode="lr-tb"/>
    </style:style>
    <style:style style:name="Table2.B4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le1" style:family="table">
      <style:table-properties style:width="6.4271in" fo:margin-left="0.25in" table:align="left" style:writing-mode="lr-tb"/>
    </style:style>
    <style:style style:name="Table1.A" style:family="table-column">
      <style:table-column-properties style:column-width="5.7597in"/>
    </style:style>
    <style:style style:name="Table1.B" style:family="table-column">
      <style:table-column-properties style:column-width="0.66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="0.075in" fo:border="0.05pt solid #000000" style:writing-mode="lr-tb"/>
    </style:style>
    <style:style style:name="Table1.B4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2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0fee1d" style:font-size-asian="12pt" style:font-name-complex="Arial2" style:font-size-complex="12pt" style:font-weight-complex="bold"/>
    </style:style>
    <style:style style:name="P3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85ae9" style:font-size-asian="12pt" style:font-name-complex="Arial2" style:font-size-complex="12pt" style:font-weight-complex="bold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5" style:family="paragraph" style:parent-style-name="Normal_20__28_Web_29_">
      <style:paragraph-properties fo:margin-top="0in" fo:margin-bottom="0in" style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2" style:font-size-complex="12pt" style:font-weight-complex="bold"/>
    </style:style>
    <style:style style:name="P6" style:family="paragraph" style:parent-style-name="Normal_20__28_Web_29_">
      <style:paragraph-properties fo:margin-top="0in" fo:margin-bottom="0in" style:contextual-spacing="false"/>
      <style:text-properties style:use-window-font-color="true" style:font-name="Arial" fo:font-size="12pt" style:font-size-asian="12pt" style:font-name-complex="Arial2" style:font-size-complex="12pt"/>
    </style:style>
    <style:style style:name="P7" style:family="paragraph" style:parent-style-name="Normal_20__28_Web_29_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8" style:family="paragraph" style:parent-style-name="Normal_20__28_Web_29_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9" style:family="paragraph" style:parent-style-name="Normal_20__28_Web_29_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fo:language="lv" fo:country="LV" style:font-size-asian="12pt" style:font-name-complex="Arial1" style:font-size-complex="12pt" style:font-weight-complex="bold"/>
    </style:style>
    <style:style style:name="P10" style:family="paragraph" style:parent-style-name="Table">
      <style:text-properties style:use-window-font-color="true" style:font-name="Arial" fo:font-size="12pt" style:font-size-asian="12pt" style:font-size-complex="12pt"/>
    </style:style>
    <style:style style:name="P11" style:family="paragraph" style:parent-style-name="Table">
      <style:text-properties style:use-window-font-color="true" style:font-name="Arial" fo:font-size="12pt" officeooo:paragraph-rsid="000fee1d" style:font-size-asian="12pt" style:font-size-complex="12pt"/>
    </style:style>
    <style:style style:name="P12" style:family="paragraph" style:parent-style-name="Standard">
      <style:paragraph-properties fo:margin-left="0in" fo:margin-right="0.05in" fo:text-indent="0in" style:auto-text-indent="false" text:number-lines="false" text:line-number="0"/>
      <style:text-properties style:use-window-font-color="true" style:font-name="Arial" fo:font-size="12pt" officeooo:paragraph-rsid="000fee1d" style:font-size-asian="12pt" style:font-name-complex="Arial1" style:font-size-complex="12pt"/>
    </style:style>
    <style:style style:name="P13" style:family="paragraph" style:parent-style-name="Standard">
      <style:paragraph-properties fo:margin-left="0in" fo:margin-right="0.05in" fo:text-indent="0in" style:auto-text-indent="false"/>
      <style:text-properties style:use-window-font-color="true" style:font-name="Arial" fo:font-size="12pt" style:font-size-asian="12pt" style:font-size-complex="12pt"/>
    </style:style>
    <style:style style:name="P14" style:family="paragraph" style:parent-style-name="Standard">
      <style:paragraph-properties fo:margin-left="0in" fo:margin-right="0.05in" fo:text-indent="0in" style:auto-text-indent="false"/>
      <style:text-properties style:use-window-font-color="true" style:font-name="Arial" fo:font-size="12pt" officeooo:paragraph-rsid="000fee1d" style:font-size-asian="12pt" style:font-size-complex="12pt"/>
    </style:style>
    <style:style style:name="P15" style:family="paragraph" style:parent-style-name="Standard">
      <style:paragraph-properties fo:margin-left="0in" fo:margin-right="0.05in" fo:text-indent="0in" style:auto-text-indent="false"/>
      <style:text-properties style:use-window-font-color="true" style:font-name="Arial" fo:font-size="12pt" officeooo:paragraph-rsid="00122e02" style:font-size-asian="12pt" style:font-size-complex="12pt"/>
    </style:style>
    <style:style style:name="P16" style:family="paragraph" style:parent-style-name="Standard" style:list-style-name="L1">
      <style:text-properties style:use-window-font-color="true" style:font-name="Arial1" fo:font-size="12pt" style:font-size-asian="12pt" style:font-name-complex="Arial2" style:font-size-complex="12pt"/>
    </style:style>
    <style:style style:name="P17" style:family="paragraph" style:parent-style-name="Standard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18" style:family="paragraph" style:parent-style-name="Standard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0fee1d" style:font-size-asian="12pt" style:font-name-complex="Arial2" style:font-size-complex="12pt" style:font-weight-complex="bold"/>
    </style:style>
    <style:style style:name="P19" style:family="paragraph" style:parent-style-name="Standard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20" style:family="paragraph" style:parent-style-name="Standard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officeooo:paragraph-rsid="001dcbef" style:font-size-asian="12pt" style:font-name-complex="Arial2" style:font-size-complex="12pt" style:font-weight-complex="bold"/>
    </style:style>
    <style:style style:name="P21" style:family="paragraph" style:parent-style-name="Standard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officeooo:paragraph-rsid="001f1b7a" style:font-size-asian="12pt" style:font-name-complex="Arial2" style:font-size-complex="12pt" style:font-weight-complex="bold"/>
    </style:style>
    <style:style style:name="P22" style:family="paragraph" style:parent-style-name="Standard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fo:language="lv" fo:country="LV" style:font-size-asian="12pt" style:font-name-complex="Arial1" style:font-size-complex="12pt" style:font-weight-complex="bold"/>
    </style:style>
    <style:style style:name="P23" style:family="paragraph" style:parent-style-name="Table" style:list-style-name="L1">
      <style:text-properties style:font-name="Arial1" officeooo:paragraph-rsid="0013f4e9"/>
    </style:style>
    <style:style style:name="P24" style:family="paragraph" style:parent-style-name="Table" style:list-style-name="L1">
      <style:text-properties style:font-name="Arial1" officeooo:paragraph-rsid="00190d68"/>
    </style:style>
    <style:style style:name="P25" style:family="paragraph" style:parent-style-name="Table" style:list-style-name="L1">
      <style:text-properties style:use-window-font-color="true" fo:font-size="12pt" style:font-size-asian="12pt" style:font-size-complex="12pt"/>
    </style:style>
    <style:style style:name="P26" style:family="paragraph" style:parent-style-name="Table" style:list-style-name="L1">
      <style:text-properties style:use-window-font-color="true" style:font-name="Arial" fo:font-size="12pt" style:font-size-asian="12pt" style:font-name-complex="Arial2" style:font-size-complex="12pt"/>
    </style:style>
    <style:style style:name="P27" style:family="paragraph" style:parent-style-name="Table" style:list-style-name="L1">
      <style:text-properties style:use-window-font-color="true" style:font-name="Arial" fo:font-size="12pt" fo:language="lv" fo:country="LV" style:font-size-asian="12pt" style:font-name-complex="Arial2" style:font-size-complex="12pt"/>
    </style:style>
    <style:style style:name="P28" style:family="paragraph" style:parent-style-name="Table" style:list-style-name="L1">
      <style:text-properties style:use-window-font-color="true" style:font-name="Arial1" fo:font-size="12pt" style:font-size-asian="12pt" style:font-name-complex="Arial2" style:font-size-complex="12pt"/>
    </style:style>
    <style:style style:name="P29" style:family="paragraph" style:parent-style-name="Table" style:list-style-name="L1">
      <style:text-properties style:use-window-font-color="true" style:font-name="Arial1" fo:font-size="12pt" fo:language="lv" fo:country="LV" officeooo:rsid="00190d68" officeooo:paragraph-rsid="00190d68" style:font-size-asian="12pt" style:font-name-complex="Arial2" style:font-size-complex="12pt"/>
    </style:style>
    <style:style style:name="P30" style:family="paragraph" style:parent-style-name="Table" style:list-style-name="L1">
      <style:text-properties fo:language="lv" fo:country="LV" officeooo:paragraph-rsid="00163cb6"/>
    </style:style>
    <style:style style:name="P31" style:family="paragraph" style:parent-style-name="Table" style:list-style-name="L1">
      <style:text-properties fo:language="lv" fo:country="LV" officeooo:paragraph-rsid="0016bcb4"/>
    </style:style>
    <style:style style:name="P32" style:family="paragraph" style:parent-style-name="Normal_20__28_Web_29_" style:master-page-name="Standard">
      <style:paragraph-properties fo:margin-top="0in" fo:margin-bottom="0in" style:contextual-spacing="false" style:page-number="auto"/>
      <style:text-properties style:use-window-font-color="true" style:font-name="Arial" fo:font-size="12pt" style:font-size-asian="12pt" style:font-name-complex="Arial2" style:font-size-complex="12pt"/>
    </style:style>
    <style:style style:name="P33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34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85ae9" style:font-size-asian="12pt" style:font-name-complex="Arial1" style:font-size-complex="12pt" style:font-weight-complex="bold"/>
    </style:style>
    <style:style style:name="P35" style:family="paragraph" style:parent-style-name="Normal_20__28_Web_29_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style:font-size-asian="12pt" style:font-name-complex="Arial1" style:font-size-complex="12pt" style:font-weight-complex="bold"/>
    </style:style>
    <style:style style:name="P36" style:family="paragraph" style:parent-style-name="Normal_20__28_Web_29_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officeooo:paragraph-rsid="00185ae9" style:font-size-asian="12pt" style:font-name-complex="Arial1" style:font-size-complex="12pt" style:font-weight-complex="bold"/>
    </style:style>
    <style:style style:name="P37" style:family="paragraph" style:parent-style-name="Normal_20__28_Web_29_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fo:language="lv" fo:country="LV" style:font-size-asian="12pt" style:font-name-complex="Arial1" style:font-size-complex="12pt" style:font-weight-complex="bold"/>
    </style:style>
    <style:style style:name="P38" style:family="paragraph" style:parent-style-name="Normal_20__28_Web_29_" style:list-style-name="L1">
      <style:paragraph-properties fo:margin-top="0in" fo:margin-bottom="0in" style:contextual-spacing="false" fo:text-align="start" style:justify-single-word="false">
        <style:tab-stops/>
      </style:paragraph-properties>
      <style:text-properties style:use-window-font-color="true" style:font-name="Arial" fo:font-size="12pt" fo:language="lv" fo:country="LV" officeooo:paragraph-rsid="00185ae9" style:font-size-asian="12pt" style:font-name-complex="Arial1" style:font-size-complex="12pt" style:font-weight-complex="bold"/>
    </style:style>
    <style:style style:name="P39" style:family="paragraph" style:parent-style-name="Normal_20__28_Web_29_" style:list-style-name="L1">
      <style:paragraph-properties fo:margin-top="0in" fo:margin-bottom="0in" style:contextual-spacing="false"/>
    </style:style>
    <style:style style:name="P40" style:family="paragraph" style:parent-style-name="Normal_20__28_Web_29_" style:list-style-name="L1">
      <style:text-properties style:use-window-font-color="true" style:font-name="Arial" fo:font-size="12pt" officeooo:paragraph-rsid="000fee1d" style:font-size-asian="12pt" style:font-name-complex="Arial1" style:font-size-complex="12pt"/>
    </style:style>
    <style:style style:name="P41" style:family="paragraph" style:parent-style-name="Normal_20__28_Web_29_" style:list-style-name="L1">
      <style:paragraph-properties fo:margin-top="0.1929in" fo:margin-bottom="0in" style:contextual-spacing="false"/>
      <style:text-properties style:font-name="Arial1" officeooo:paragraph-rsid="00185ae9"/>
    </style:style>
    <style:style style:name="T1" style:family="text">
      <style:text-properties style:font-name-complex="Arial1"/>
    </style:style>
    <style:style style:name="T2" style:family="text">
      <style:text-properties style:font-name="Arial1"/>
    </style:style>
    <style:style style:name="T3" style:family="text">
      <style:text-properties style:font-name="Arial1" fo:language="lv" fo:country="LV"/>
    </style:style>
    <style:style style:name="T4" style:family="text">
      <style:text-properties style:font-name="Arial1" fo:language="lv" fo:country="LV" officeooo:rsid="0006b0d7"/>
    </style:style>
    <style:style style:name="T5" style:family="text">
      <style:text-properties style:font-name="Arial1" fo:language="lv" fo:country="LV" officeooo:rsid="000cbfc8"/>
    </style:style>
    <style:style style:name="T6" style:family="text">
      <style:text-properties style:font-name="Arial1" fo:language="lv" fo:country="LV" officeooo:rsid="00072241"/>
    </style:style>
    <style:style style:name="T7" style:family="text">
      <style:text-properties style:font-name="Arial1" fo:language="lv" fo:country="LV" officeooo:rsid="0020b777"/>
    </style:style>
    <style:style style:name="T8" style:family="text">
      <style:text-properties style:font-name="Arial1" officeooo:rsid="00163cb6"/>
    </style:style>
    <style:style style:name="T9" style:family="text">
      <style:text-properties style:font-name="Arial1" officeooo:rsid="0016bcb4"/>
    </style:style>
    <style:style style:name="T10" style:family="text">
      <style:text-properties style:font-name="Arial1" officeooo:rsid="00185ae9"/>
    </style:style>
    <style:style style:name="T11" style:family="text">
      <style:text-properties officeooo:rsid="0011afaa"/>
    </style:style>
    <style:style style:name="T12" style:family="text">
      <style:text-properties fo:language="lv" fo:country="LV"/>
    </style:style>
    <style:style style:name="T13" style:family="text">
      <style:text-properties fo:language="lv" fo:country="LV" officeooo:rsid="00122e02"/>
    </style:style>
    <style:style style:name="T14" style:family="text">
      <style:text-properties fo:language="lv" fo:country="LV" officeooo:rsid="0013f4e9"/>
    </style:style>
    <style:style style:name="T15" style:family="text">
      <style:text-properties fo:language="lv" fo:country="LV" fo:font-style="italic" style:font-style-asian="italic" style:font-style-complex="italic"/>
    </style:style>
    <style:style style:name="T16" style:family="text">
      <style:text-properties fo:language="lv" fo:country="LV" officeooo:rsid="00185ae9"/>
    </style:style>
    <style:style style:name="T17" style:family="text">
      <style:text-properties fo:language="lv" fo:country="LV" officeooo:rsid="001a299f"/>
    </style:style>
    <style:style style:name="T18" style:family="text">
      <style:text-properties fo:language="lv" fo:country="LV" officeooo:rsid="001c0b4d"/>
    </style:style>
    <style:style style:name="T19" style:family="text">
      <style:text-properties fo:language="lv" fo:country="LV" officeooo:rsid="001dcbef"/>
    </style:style>
    <style:style style:name="T20" style:family="text">
      <style:text-properties fo:language="lv" fo:country="LV" officeooo:rsid="0020b777"/>
    </style:style>
    <style:style style:name="T21" style:family="text">
      <style:text-properties fo:language="lv" fo:country="LV" officeooo:rsid="0022870d"/>
    </style:style>
    <style:style style:name="T22" style:family="text">
      <style:text-properties style:use-window-font-color="true" style:font-name="Arial" fo:font-size="12pt" style:font-size-asian="12pt" style:font-name-complex="Arial2" style:font-size-complex="12pt"/>
    </style:style>
    <style:style style:name="T23" style:family="text">
      <style:text-properties style:use-window-font-color="true" style:font-name="Arial" fo:font-size="12pt" officeooo:rsid="00163cb6" style:font-size-asian="12pt" style:font-name-complex="Arial2" style:font-size-complex="12pt"/>
    </style:style>
    <style:style style:name="T24" style:family="text">
      <style:text-properties style:use-window-font-color="true" style:font-name="Arial" fo:font-size="12pt" officeooo:rsid="0016bcb4" style:font-size-asian="12pt" style:font-name-complex="Arial2" style:font-size-complex="12pt"/>
    </style:style>
    <style:style style:name="T25" style:family="text"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T26" style:family="text">
      <style:text-properties style:use-window-font-color="true" fo:font-size="12pt" style:font-size-asian="12pt" style:font-name-complex="Arial2" style:font-size-complex="12pt"/>
    </style:style>
    <style:style style:name="T27" style:family="text">
      <style:text-properties style:use-window-font-color="true" fo:font-size="12pt" officeooo:rsid="00190d68" style:font-size-asian="12pt" style:font-name-complex="Arial2" style:font-size-complex="12pt"/>
    </style:style>
    <style:style style:name="T28" style:family="text">
      <style:text-properties style:use-window-font-color="true" fo:font-size="12pt" officeooo:rsid="001a299f" style:font-size-asian="12pt" style:font-name-complex="Arial2" style:font-size-complex="12pt"/>
    </style:style>
    <style:style style:name="T29" style:family="text">
      <style:text-properties style:use-window-font-color="true" fo:font-size="12pt" fo:language="lv" fo:country="LV" officeooo:rsid="0013f4e9" style:font-size-asian="12pt" style:font-name-complex="Arial2" style:font-size-complex="12pt"/>
    </style:style>
    <style:style style:name="T30" style:family="text">
      <style:text-properties style:use-window-font-color="true" style:font-name="Arial1" fo:font-size="12pt" style:font-size-asian="12pt" style:font-name-complex="Arial2" style:font-size-complex="12pt"/>
    </style:style>
    <style:style style:name="T31" style:family="text">
      <style:text-properties officeooo:rsid="0013f4e9"/>
    </style:style>
    <style:style style:name="T32" style:family="text">
      <style:text-properties officeooo:rsid="0014e3f5"/>
    </style:style>
    <style:style style:name="T33" style:family="text">
      <style:text-properties officeooo:rsid="00185ae9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officeooo:rsid="00188030"/>
    </style:style>
    <style:style style:name="T36" style:family="text">
      <style:text-properties officeooo:rsid="0022870d"/>
    </style:style>
    <style:style style:name="T37" style:family="text">
      <style:text-properties officeooo:rsid="00246f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5">5.<text:span text:style-name="T11">Tests</text:span></text:p>
      <text:p text:style-name="P6"/>
      <text:p text:style-name="P6"/>
      <text:list xml:id="list6012058248361902796" text:style-name="L1">
        <text:list-item>
          <text:p text:style-name="P40"><text:s/><text:span text:style-name="T4">Salīdzini</text:span><text:span text:style-name="T3"> aprakstus sarakst</text:span><text:span text:style-name="T4">ā</text:span><text:span text:style-name="T3"> pa kreisi, </text:span><text:span text:style-name="T4">tu</text:span><text:span text:style-name="T5">kša</text:span><text:span text:style-name="T4">jā kolonā norādot</text:span><text:span text:style-name="T3"> pareizo koncepciju no saraksta labajā pusē.</text:span><text:span text:style-name="T2"> 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h text:style-name="P11" text:outline-level="1"/>
          </table:table-cell>
          <table:table-cell table:style-name="Table4.A1" office:value-type="string">
            <text:p text:style-name="P12"><text:span text:style-name="T13">E</text:span><text:span text:style-name="T12">lement</text:span><text:span text:style-name="T13">u kolekcija</text:span><text:span text:style-name="T12">, kas </text:span><text:span text:style-name="T13">pie</text:span><text:span text:style-name="T12">ļauj elementi </text:span><text:span text:style-name="T13">atkārtošanos</text:span><text:span text:style-name="T12">;</text:span></text:p>
          </table:table-cell>
          <table:table-cell table:style-name="Table4.C1" office:value-type="string">
            <text:h text:style-name="P10" text:outline-level="1"><text:span text:style-name="T37">a</text:span>. <text:span text:style-name="T1">Collection</text:span></text:h>
          </table:table-cell>
        </table:table-row>
        <table:table-row table:style-name="Table4.2">
          <table:table-cell table:style-name="Table4.A2" office:value-type="string">
            <text:h text:style-name="P11" text:outline-level="1"/>
          </table:table-cell>
          <table:table-cell table:style-name="Table4.A2" office:value-type="string">
            <text:p text:style-name="P13"><text:bookmark text:name="result_box"/><text:span text:style-name="T12">Interfeiss, kas ir </text:span><text:span text:style-name="T15">super</text:span><text:span text:style-name="T12"> interf</text:span><text:span text:style-name="T13">eiss</text:span><text:span text:style-name="T12"> visām kolekcijām</text:span> </text:p>
          </table:table-cell>
          <table:table-cell table:style-name="Table4.C2" office:value-type="string">
            <text:h text:style-name="P10" text:outline-level="1"><text:span text:style-name="T37">b</text:span>. List</text:h>
          </table:table-cell>
        </table:table-row>
        <table:table-row table:style-name="Table4.3">
          <table:table-cell table:style-name="Table4.A2" office:value-type="string">
            <text:h text:style-name="P11" text:outline-level="1"/>
          </table:table-cell>
          <table:table-cell table:style-name="Table4.A2" office:value-type="string">
            <text:p text:style-name="P14"><text:span text:style-name="T13">Atslēga</text:span><text:span text:style-name="T12">-vērtīb</text:span><text:span text:style-name="T13">a</text:span><text:span text:style-name="T12"> pār</text:span><text:span text:style-name="T13">u</text:span><text:span text:style-name="T12"> kolekcija;</text:span> </text:p>
          </table:table-cell>
          <table:table-cell table:style-name="Table4.C2" office:value-type="string">
            <text:h text:style-name="P10" text:outline-level="1"><text:span text:style-name="T37">c</text:span>. Set</text:h>
          </table:table-cell>
        </table:table-row>
        <table:table-row table:style-name="Table4.4">
          <table:table-cell table:style-name="Table4.A2" office:value-type="string">
            <text:h text:style-name="P11" text:outline-level="1"/>
          </table:table-cell>
          <table:table-cell table:style-name="Table4.A2" office:value-type="string">
            <text:p text:style-name="P15"><text:span text:style-name="T13">Kolekcija </text:span><text:span text:style-name="T12">bez dubl</text:span><text:span text:style-name="T13">ētiem</text:span><text:span text:style-name="T12"> elementiem.</text:span></text:p>
          </table:table-cell>
          <table:table-cell table:style-name="Table4.C2" office:value-type="string">
            <text:h text:style-name="P10" text:outline-level="1"><text:span text:style-name="T37">d</text:span>. Map</text:h>
          </table:table-cell>
        </table:table-row>
      </table:table>
      <text:p text:style-name="P2"/>
      <text:p text:style-name="P3"><text:tab/></text:p>
      <text:p text:style-name="P3"><text:span text:style-name="T3"><text:tab/>Kurš no šiem apgalvojumiem ir patiess/</text:span><text:span text:style-name="T6">nepatiess</text:span>:<text:tab/><text:tab/><text:tab/><text:tab/> <text:s text:c="6"/>T/F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03046871347409" text:continue-numbering="true" text:style-name="L1">
              <text:list-item>
                <text:h text:style-name="P23" text:outline-level="1"><text:span text:style-name="T29">Izmantojot</text:span><text:span text:style-name="T26"> new Collection(),</text:span><text:span text:style-name="T12"> varam izveidot jebkād</text:span><text:span text:style-name="T14">a tipa</text:span><text:span text:style-name="T12"> kolekcij</text:span><text:span text:style-name="T14">u</text:span><text:span text:style-name="T26">;</text:span></text:h>
              </text:list-item>
            </text:list>
          </table:table-cell>
          <table:table-cell table:style-name="Table2.B1" office:value-type="string">
            <text:list xml:id="list103045579809996" text:continue-numbering="true" text:style-name="L1">
              <text:list-header>
                <text:h text:style-name="P25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3046379259261" text:continue-numbering="true" text:style-name="L1">
              <text:list-item>
                <text:h text:style-name="P26" text:outline-level="1">ArrayList <text:span text:style-name="T14">un</text:span> LinkList <text:span text:style-name="T31">ir </text:span><text:span text:style-name="T14">interfeisa</text:span> List <text:s/><text:span text:style-name="T14">implementācija.</text:span></text:h>
              </text:list-item>
            </text:list>
          </table:table-cell>
          <table:table-cell table:style-name="Table2.B1" office:value-type="string">
            <text:list xml:id="list103046500122160" text:continue-numbering="true" text:style-name="L1">
              <text:list-header>
                <text:h text:style-name="P26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3045487190758" text:continue-numbering="true" text:style-name="L1">
              <text:list-item>
                <text:h text:style-name="P27" text:outline-level="1"><text:span text:style-name="T32">Vienkāršos datu tipus kolekcijā uzglabāt nevar</text:span>.</text:h>
              </text:list-item>
            </text:list>
          </table:table-cell>
          <table:table-cell table:style-name="Table2.B1" office:value-type="string">
            <text:list xml:id="list103046358432455" text:continue-numbering="true" text:style-name="L1">
              <text:list-header>
                <text:h text:style-name="P26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3045851652503" text:continue-numbering="true" text:style-name="L1">
              <text:list-item>
                <text:h text:style-name="P30" text:outline-level="1"><text:span text:style-name="T23">Lai nodrošinātu</text:span><text:span text:style-name="T22"> Collections.sort() </text:span><text:span text:style-name="T23">izpildi</text:span><text:span text:style-name="T2">, </text:span><text:span text:style-name="T10">ir </text:span><text:span text:style-name="T2">nepieciešams tikai </text:span><text:span text:style-name="T8">implementēt metodi</text:span><text:span text:style-name="T2"> compareTo</text:span><text:span text:style-name="T30">.</text:span></text:h>
              </text:list-item>
            </text:list>
          </table:table-cell>
          <table:table-cell table:style-name="Table2.B4" office:value-type="string">
            <text:list xml:id="list103046019438935" text:continue-numbering="true" text:style-name="L1">
              <text:list-header>
                <text:h text:style-name="P26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3045569394312" text:continue-numbering="true" text:style-name="L1">
              <text:list-item>
                <text:h text:style-name="P31" text:outline-level="1"><text:span text:style-name="T24">Jūs esat spiesti deklarēt Collections elementu tipu</text:span><text:bookmark text:name="result_box7"/><text:span text:style-name="T24"> tad</text:span><text:span text:style-name="T2">, kad veido</text:span><text:span text:style-name="T9">ja</text:span><text:span text:style-name="T2">t kolekciju </text:span></text:h>
              </text:list-item>
            </text:list>
          </table:table-cell>
          <table:table-cell table:style-name="Table2.B4" office:value-type="string">
            <text:list xml:id="list103047388965099" text:continue-numbering="true" text:style-name="L1">
              <text:list-header>
                <text:h text:style-name="P26" text:outline-level="1"/>
              </text:list-header>
            </text:list>
          </table:table-cell>
        </table:table-row>
      </table:table>
      <text:p text:style-name="P1"/>
      <text:list xml:id="list103045789866897" text:continue-numbering="true" text:style-name="L1">
        <text:list-item>
          <text:p text:style-name="P41"><text:bookmark text:name="result_box1"/><text:span text:style-name="T12">Izvēlieties pareizo kolekcijas inicializācij</text:span><text:span text:style-name="T16">u</text:span> </text:p>
          <text:list>
            <text:list-item>
              <text:p text:style-name="P34">List list = new List();</text:p>
            </text:list-item>
            <text:list-item>
              <text:p text:style-name="P33">List&lt;String&gt; list = new List&lt;String&gt;();</text:p>
            </text:list-item>
            <text:list-item>
              <text:p text:style-name="P33">Collection set = new Set();</text:p>
            </text:list-item>
            <text:list-item>
              <text:p text:style-name="P33">List&lt;Integer&gt; = new LinkedList&lt;Integer&gt;().</text:p>
            </text:list-item>
          </text:list>
        </text:list-item>
      </text:list>
      <text:p text:style-name="P8"/>
      <text:list xml:id="list103045981022277" text:continue-numbering="true" text:style-name="L1">
        <text:list-item>
          <text:p text:style-name="P17"><text:bookmark text:name="result_box2"/><text:span text:style-name="T12">Kolekcijas var saturēt dažād</text:span><text:span text:style-name="T16">a</text:span><text:span text:style-name="T12"> tipa </text:span><text:span text:style-name="T16">objektus</text:span><text:span text:style-name="T12">. Šī valod</text:span><text:span text:style-name="T16">as</text:span><text:span text:style-name="T12"> </text:span><text:span text:style-name="T16">īpašība</text:span><text:span text:style-name="T12"> </text:span><text:span text:style-name="T16">ir</text:span><text:span text:style-name="T12">:</text:span> </text:p>
          <text:list>
            <text:list-item>
              <text:p text:style-name="P36">Polymorphism;</text:p>
            </text:list-item>
            <text:list-item>
              <text:p text:style-name="P36">Encapsulation;</text:p>
            </text:list-item>
            <text:list-item>
              <text:p text:style-name="P36">Variability;</text:p>
            </text:list-item>
            <text:list-item>
              <text:p text:style-name="P38">Inheritance.</text:p>
            </text:list-item>
          </text:list>
        </text:list-item>
      </text:list>
      <text:p text:style-name="P9"/>
      <text:list xml:id="list103046523348529" text:continue-numbering="true" text:style-name="L1">
        <text:list-item>
          <text:p text:style-name="P17"><text:bookmark text:name="result_box3"/><text:span text:style-name="T12">Lai </text:span><text:span text:style-name="T16">izietu cauri visiem kolekcijas elementiem </text:span><text:span text:style-name="T12">nepieciešams <text:s/></text:span><text:span text:style-name="T16">i</text:span><text:span text:style-name="T12">zmantot</text:span></text:p>
          <text:list>
            <text:list-item>
              <text:p text:style-name="P35">Parser;</text:p>
            </text:list-item>
            <text:list-item>
              <text:p text:style-name="P35">Traverser;</text:p>
            </text:list-item>
            <text:list-item>
              <text:p text:style-name="P35">Iterator;</text:p>
            </text:list-item>
            <text:list-item>
              <text:p text:style-name="P35">counter.</text:p>
            </text:list-item>
          </text:list>
        </text:list-item>
      </text:list>
      <text:p text:style-name="P8"/>
      <text:list xml:id="list103045871219908" text:continue-numbering="true" text:style-name="L1">
        <text:list-item>
          <text:p text:style-name="P37"><text:soft-page-break/><text:span text:style-name="T33">Lai kolekcijai pievienotu veselā tipa skaitļus nepieciešams</text:span>:</text:p>
          <text:list>
            <text:list-item>
              <text:p text:style-name="P22"><text:bookmark text:name="result_box5"/>Vienkārši pievienoj<text:span text:style-name="T33">am</text:span> tos, izmantojot <text:span text:style-name="T34">add</text:span> metodi; </text:p>
            </text:list-item>
            <text:list-item>
              <text:p text:style-name="P37"><text:span text:style-name="T33">Deklarējam</text:span> <text:span text:style-name="T34">Collection</text:span> <text:span text:style-name="T33">kā</text:span> <text:span text:style-name="T34">Collection&lt;int&gt;</text:span>;</text:p>
            </text:list-item>
            <text:list-item>
              <text:p text:style-name="P22"><text:bookmark text:name="result_box4"/>Izmantot <text:span text:style-name="T34">Integer</text:span> <text:span text:style-name="T33">tipa klasi;</text:span></text:p>
            </text:list-item>
            <text:list-item>
              <text:p text:style-name="P37">JAVA <text:span text:style-name="T33">valodā tas nav iespējams</text:span>.</text:p>
            </text:list-item>
          </text:list>
        </text:list-item>
      </text:list>
      <text:p text:style-name="P7"/>
      <text:list xml:id="list103045655954692" text:continue-numbering="true" text:style-name="L1">
        <text:list-header>
          <text:p text:style-name="P18"><text:span text:style-name="T3">Kurš no šiem apgalvojumiem ir patiess/</text:span><text:span text:style-name="T6">nepatiess</text:span>:<text:tab/><text:tab/><text:tab/><text:tab/> <text:s text:c="6"/>T/F</text:p>
        </text:list-header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103045423899762" text:continue-numbering="true" text:style-name="L1">
              <text:list-item>
                <text:h text:style-name="P28" text:outline-level="1">System.out.print<text:span text:style-name="T33"> objekts nodrošina izvadu caur</text:span> standart<text:span text:style-name="T35">-ievadu</text:span>.</text:h>
              </text:list-item>
            </text:list>
          </table:table-cell>
          <table:table-cell table:style-name="Table1.B1" office:value-type="string">
            <text:list xml:id="list103045862371807" text:continue-numbering="true" text:style-name="L1">
              <text:list-header>
                <text:h text:style-name="P25" text:outline-level="1"/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103046509719084" text:continue-numbering="true" text:style-name="L1">
              <text:list-item>
                <text:h text:style-name="P28" text:outline-level="1">System.out.println() <text:span text:style-name="T36">un</text:span> System.out.print(“\r\n”) <text:span text:style-name="T35">ir vienādi</text:span></text:h>
              </text:list-item>
            </text:list>
          </table:table-cell>
          <table:table-cell table:style-name="Table1.B1" office:value-type="string">
            <text:list xml:id="list103046806871441" text:continue-numbering="true" text:style-name="L1">
              <text:list-header>
                <text:h text:style-name="P26" text:outline-level="1"/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103046218072333" text:continue-numbering="true" text:style-name="L1">
              <text:list-item>
                <text:h text:style-name="P29" text:outline-level="1">Ja veidojam kodu datu nolasīšanai, tad nepieciešams nodrošināt arī izņēmumu apstrādi</text:h>
              </text:list-item>
            </text:list>
          </table:table-cell>
          <table:table-cell table:style-name="Table1.B1" office:value-type="string">
            <text:list xml:id="list103047185123673" text:continue-numbering="true" text:style-name="L1">
              <text:list-header>
                <text:h text:style-name="P26" text:outline-level="1"/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103045782311765" text:continue-numbering="true" text:style-name="L1">
              <text:list-item>
                <text:h text:style-name="P24" text:outline-level="1"><text:span text:style-name="T27">Ja</text:span><text:span text:style-name="T26">va java.inputOutput </text:span><text:span text:style-name="T28">klase nodrošina datu</text:span><text:span text:style-name="T12"> ie</text:span><text:span text:style-name="T17">vadi un </text:span><text:span text:style-name="T12"><text:s/></text:span><text:span text:style-name="T21">izvadi</text:span> </text:h>
              </text:list-item>
            </text:list>
          </table:table-cell>
          <table:table-cell table:style-name="Table1.B4" office:value-type="string">
            <text:list xml:id="list103046787041599" text:continue-numbering="true" text:style-name="L1">
              <text:list-header>
                <text:h text:style-name="P26" text:outline-level="1"/>
              </text:list-header>
            </text:list>
          </table:table-cell>
        </table:table-row>
        <table:table-row table:style-name="Table1.1">
          <table:table-cell table:style-name="Table1.A1" office:value-type="string">
            <text:list xml:id="list103046001004735" text:continue-numbering="true" text:style-name="L1">
              <text:list-item>
                <text:p text:style-name="P16"><text:bookmark text:name="result_box9"/><text:span text:style-name="T12">Mēs izmantojam Readers ie</text:span><text:span text:style-name="T18">vade</text:span><text:span text:style-name="T12">s un iz</text:span><text:span text:style-name="T18">vade</text:span><text:span text:style-name="T12">s s</text:span><text:span text:style-name="T18">i</text:span><text:span text:style-name="T12">mbol</text:span><text:span text:style-name="T18">u</text:span><text:span text:style-name="T12">s.</text:span> </text:p>
              </text:list-item>
            </text:list>
          </table:table-cell>
          <table:table-cell table:style-name="Table1.B4" office:value-type="string">
            <text:list xml:id="list103046848958373" text:continue-numbering="true" text:style-name="L1">
              <text:list-header>
                <text:h text:style-name="P26" text:outline-level="1"/>
              </text:list-header>
            </text:list>
          </table:table-cell>
        </table:table-row>
      </table:table>
      <text:p text:style-name="P4"/>
      <text:list xml:id="list103045434348854" text:continue-numbering="true" text:style-name="L1">
        <text:list-item>
          <text:p text:style-name="P20"><text:bookmark text:name="result_box10"/><text:span text:style-name="T12">Kur</text:span><text:span text:style-name="T18">a metode</text:span><text:span text:style-name="T12"> tiek izmantota, lai </text:span><text:span text:style-name="T18">pārliecinātos</text:span><text:span text:style-name="T12">, vai fails patiešām ir izveidots?</text:span> </text:p>
          <text:list>
            <text:list-item>
              <text:p text:style-name="P19">exists();</text:p>
            </text:list-item>
            <text:list-item>
              <text:p text:style-name="P19">created();</text:p>
            </text:list-item>
            <text:list-item>
              <text:p text:style-name="P19">available();</text:p>
            </text:list-item>
            <text:list-item>
              <text:p text:style-name="P19">isReadyToWrite().</text:p>
            </text:list-item>
          </text:list>
        </text:list-item>
      </text:list>
      <text:p text:style-name="P4"/>
      <text:list xml:id="list103046196963019" text:continue-numbering="true" text:style-name="L1">
        <text:list-item>
          <text:p text:style-name="P21"><text:bookmark text:name="result_box11"/><text:span text:style-name="T12">Izvēlies klašu secību, </text:span><text:span text:style-name="T19">kādā tās</text:span><text:span text:style-name="T12"> izmanto</text:span><text:span text:style-name="T19">t</text:span><text:span text:style-name="T12">, lai </text:span><text:span text:style-name="T19">programma </text:span><text:span text:style-name="T12">iegūtu datus no datu avot</text:span><text:span text:style-name="T19">a</text:span> </text:p>
          <text:list>
            <text:list-item>
              <text:p text:style-name="P21">Data → DataOutputStream → BufferedOutputStream → Program;</text:p>
            </text:list-item>
            <text:list-item>
              <text:p text:style-name="P19">Data → FileInputStream → BufferedInputStream → DataInputStream → Program;</text:p>
            </text:list-item>
            <text:list-item>
              <text:p text:style-name="P19">Data → BufferedInputStream → Console → Program;</text:p>
            </text:list-item>
            <text:list-item>
              <text:p text:style-name="P19">Data → DataWrapper → BufferedOutputStream → Program.</text:p>
            </text:list-item>
          </text:list>
        </text:list-item>
      </text:list>
      <text:p text:style-name="P4"/>
      <text:list xml:id="list103047438948025" text:continue-numbering="true" text:style-name="L1">
        <text:list-item>
          <text:p text:style-name="P39"><text:bookmark text:name="result_box12"/><text:span text:style-name="T12">JAVA </text:span><text:span text:style-name="T20">atbalsta</text:span><text:span text:style-name="T12"> divu veidu datu plūsmas:</text:span> </text:p>
          <text:list>
            <text:list-item>
              <text:p text:style-name="P19"><text:bookmark text:name="result_box13"/><text:span text:style-name="T12">Simbol</text:span><text:span text:style-name="T20">u</text:span><text:span text:style-name="T12"> datu plūsm</text:span><text:span text:style-name="T20">u</text:span><text:span text:style-name="T12"> un baitu datu plūsm</text:span><text:span text:style-name="T20">u</text:span><text:span text:style-name="T12">;</text:span> </text:p>
            </text:list-item>
            <text:list-item>
              <text:p text:style-name="P19"><text:bookmark text:name="result_box14"/><text:span text:style-name="T12">Failu datu plūsm</text:span><text:span text:style-name="T20">u</text:span><text:span text:style-name="T12"> un baitu datu plūsm</text:span><text:span text:style-name="T20">u</text:span><text:span text:style-name="T12">;</text:span> </text:p>
            </text:list-item>
            <text:list-item>
              <text:p text:style-name="P19"><text:bookmark text:name="result_box15"/><text:span text:style-name="T12">Standart</text:span><text:span text:style-name="T20">a</text:span><text:span text:style-name="T12"> datu plūsm</text:span><text:span text:style-name="T20">u</text:span><text:span text:style-name="T12"> un simbol</text:span><text:span text:style-name="T20">u</text:span><text:span text:style-name="T12"> datu plūsm</text:span><text:span text:style-name="T20">u</text:span><text:span text:style-name="T12">;</text:span> </text:p>
            </text:list-item>
            <text:list-item>
              <text:p text:style-name="P19">buffered stream and symbol stream.</text:p>
            </text:list-item>
          </text:list>
        </text:list-item>
      </text:list>
      <text:p text:style-name="P4"/>
      <text:list xml:id="list103047138220766" text:continue-numbering="true" text:style-name="L1">
        <text:list-item>
          <text:p text:style-name="P39"><text:span text:style-name="T25"><text:s/></text:span><text:bookmark text:name="result_box16"/><text:span text:style-name="T3">Lasot no failiem, k</text:span><text:span text:style-name="T7">uri</text:span><text:span text:style-name="T3"> divi izņēmum</text:span><text:span text:style-name="T7">a tipa</text:span><text:span text:style-name="T3"> parasti ir </text:span><text:span text:style-name="T7">jā</text:span><text:span text:style-name="T3">apstrādā?</text:span></text:p>
          <text:list>
            <text:list-item>
              <text:p text:style-name="P19">FileNotExistsException <text:span text:style-name="T36">un</text:span> IOException;</text:p>
            </text:list-item>
            <text:list-item>
              <text:p text:style-name="P19">IOException <text:span text:style-name="T36">un</text:span> NoPermissionException;</text:p>
            </text:list-item>
            <text:list-item>
              <text:p text:style-name="P19">BufferOverflowException <text:span text:style-name="T36">un</text:span> FileNotFoundException;</text:p>
            </text:list-item>
            <text:list-item>
              <text:p text:style-name="P19">IOException <text:span text:style-name="T36">un</text:span> FileNotFoundException.</text:p>
            </text:list-item>
          </text:list>
        </text:list-item>
      </text:list>
      <text:p text:style-name="P4"/>
      <text:list xml:id="list103046686363195" text:continue-numbering="true" text:style-name="L1">
        <text:list-item>
          <text:p text:style-name="P19"><text:bookmark text:name="result_box17"/><text:span text:style-name="T20">Kura no sekojošām funkcionalitātēm</text:span><text:span text:style-name="T12"> nav realizēta </text:span><text:span text:style-name="T20">simbolu datu plūsmām</text:span>:</text:p>
          <text:list>
            <text:list-item>
              <text:p text:style-name="P19">Stream filtering;</text:p>
            </text:list-item>
            <text:list-item>
              <text:p text:style-name="P19">Serialization;</text:p>
            </text:list-item>
            <text:list-item>
              <text:p text:style-name="P19">Buffering;</text:p>
            </text:list-item>
            <text:list-item>
              <text:p text:style-name="P19">Writing to fil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style:paragraph-properties fo:margin-left="-0.0098in" fo:margin-right="-0.0098in" fo:margin-top="0in" fo:margin-bottom="0in" style:contextual-spacing="false" fo:text-indent="-0.0098in" style:auto-text-indent="false" style:page-number="auto" fo:background-color="transparent" style:shadow="none" style:vertical-align="middle">
        <style:tab-stops/>
        <style:background-image/>
      </style:paragraph-properties>
      <style:text-properties fo:font-style="normal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Heading" style:family="paragraph" style:parent-style-name="Standard">
      <style:paragraph-properties fo:margin-top="0.1654in" fo:margin-bottom="0.0827in" style:contextual-spacing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WW-Heading1" style:family="paragraph" style:parent-style-name="Standard">
      <style:paragraph-properties fo:margin-top="0.1654in" fo:margin-bottom="0.0827in" style:contextual-spacing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5-03-25T10:30:45.194268043</dc:date>
    <meta:editing-duration>PT7H25M18S</meta:editing-duration>
    <meta:editing-cycles>67</meta:editing-cycles>
    <meta:generator>LibreOffice/4.2.7.2$Linux_x86 LibreOffice_project/420m0$Build-2</meta:generator>
    <meta:document-statistic meta:table-count="3" meta:image-count="0" meta:object-count="0" meta:page-count="2" meta:paragraph-count="68" meta:word-count="395" meta:character-count="2836" meta:non-whitespace-character-count="2522"/>
  </office:meta>
</office:document-meta>
</file>